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4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02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4:07</dc:date>
    <meta:editing-duration>PT6H6M41S</meta:editing-duration>
    <meta:editing-cycles>157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2" meta:word-count="96" meta:character-count="737" meta:non-whitespace-character-count="644"/>
  </office:meta>
</office:document-meta>
</file>